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background-color="transparent"/>
    </style:style>
    <style:style style:name="P5" style:family="paragraph" style:parent-style-name="Table_20_Contents">
      <style:paragraph-properties fo:background-color="#ffff66">
        <style:background-image/>
      </style:paragraph-properties>
      <style:text-properties fo:language="ru" fo:country="RU"/>
    </style:style>
    <style:style style:name="P6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fo:language="en" fo:country="US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string">
            <text:p text:style-name="P2"><text:s/><text:span text:style-name="T1">1</text:span>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Candidate adding: Apply </text:p>
          </table:table-cell>
        </table:table-row>
        <table:table-row>
          <table:table-cell table:style-name="Таблица2.A2" office:value-type="string">
            <text:p text:style-name="P1"><text:span text:style-name="T2">Given</text:span> </text:p>
          </table:table-cell>
          <table:table-cell table:style-name="Таблица2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ввожу фамилию кандидата в поле <text:span text:style-name="T3">«Last name»</text:span></text:p>
            <text:p text:style-name="P3">И я ввожу <text:s/>имя кандидата в поле <text:span text:style-name="T3">«First name»</text:span></text:p>
            <text:p text:style-name="P3">И я ввожу отчество кандидата в поле <text:span text:style-name="T3">«Middle name»</text:span></text:p>
            <text:p text:style-name="P3">И я выбираю пол кандидата <text:span text:style-name="T3">«Male»</text:span></text:p>
            <text:p text:style-name="P3">И я выбираю дату рождения кандидата в выпадающем календаре <text:span text:style-name="T3">«Day of birth»</text:span></text:p>
            <text:p text:style-name="P6">И я выбираю языки, кот. владеет кандидат в выпадающем списке <text:span text:style-name="T3">«Languages»</text:span></text:p>
            <text:p text:style-name="P6">И я выбираю город кандидата в выпадающем списке <text:span text:style-name="T3">«Location»</text:span></text:p>
            <text:p text:style-name="P6">И я выбираю индустрию кандидата в выпадающем списке <text:span text:style-name="T3">«Industry»</text:span></text:p>
            <text:p text:style-name="P6">И я выбираю уровень кандидата в выпадающем списке <text:span text:style-name="T3">«Level»</text:span></text:p>
            <text:p text:style-name="P6">И я ввожу название желаемой позиции в поле <text:span text:style-name="T3">«Desired position»</text:span></text:p>
            <text:p text:style-name="P6">И я ввожу величину желаемой зарплаты в поле <text:span text:style-name="T3">«Desired salary»</text:span></text:p>
            <text:p text:style-name="P6">И я выбираю тип занятости в выпадающем списке <text:span text:style-name="T3">«Employment type»</text:span></text:p>
            <text:p text:style-name="P6">И я ввожу информацию об образовании в поле <text:span text:style-name="T3">«Education»</text:span></text:p>
            <text:p text:style-name="P5">И я выбираю год окончания обучения в поле <text:span text:style-name="T3">«Year»</text:span></text:p>
            <text:p text:style-name="P5">И я выбираю месяца окончания образования в поле <text:span text:style-name="T3">«Month»</text:span></text:p>
            <text:p text:style-name="P6">И я ввожу номер телефона кандидата в поле <text:span text:style-name="T3">«Phone numbers»</text:span></text:p>
            <text:p text:style-name="P6">И я ввожу <text:span text:style-name="T3">e-mail </text:span>кандидата в поле <text:span text:style-name="T3">«E-mail»</text:span></text:p>
            <text:p text:style-name="P6">И я ввожу <text:span text:style-name="T3">skype-login </text:span>кандидата в поле <text:span text:style-name="T3">«Skype»</text:span></text:p>
            <text:p text:style-name="P6">И я ввожу источник получения информации о кандидате в поле <text:span text:style-name="T3">«Source»</text:span></text:p>
            <text:p text:style-name="P6">И выбираю чекбокс <text:span text:style-name="T3">«Ready to relocate»</text:span></text:p>
            <text:p text:style-name="P6">И я ввожу ссылку на <text:span text:style-name="T3">facebook-</text:span>аккаунт кандидата в поле <text:span text:style-name="T3">«Facebook»</text:span></text:p>
            <text:p text:style-name="P7">И я ввожу ссылку на LinkedIn-аккаунт кандидата в поле «LinkedIn»</text:p>
            <text:p text:style-name="P7">И я ввожу ссылку на Google+-аккаунт кандидата в поле «Google+»</text:p>
            <text:p text:style-name="P7">И я ввожу ссылку на VKontakte-аккаунт кандидата в поле «Vkontakte»</text:p>
            <text:p text:style-name="P6">И я ввожу ссылку на сайт/личную страницу кандидата в поле <text:span text:style-name="T3">«Home page»</text:span></text:p>
            <text:p text:style-name="P6">И я ввожу информацию о навыках кандидата в поле <text:span text:style-name="T3">«Skills»</text:span></text:p>
            <text:p text:style-name="P6">И я ввожу тэги кандидата в поле <text:span text:style-name="T3">«Tags»</text:span></text:p>
            <text:p text:style-name="P6">И я ввожу описание кандидата в поле <text:span text:style-name="T3">«Description»</text:span></text:p>
            <text:p text:style-name="P7"/>
            <text:p text:style-name="P6">И я нажимаю на кнопку <text:span text:style-name="T3">«Add and back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В базе создан новый кандидат </text:p>
            <text:p text:style-name="P3">И возвращается страница, с которой был вызван данный сценарий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string">
            <text:p text:style-name="P2"><text:s/>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Vacancies applied for <text:s/>block: add vacancy</text:p>
          </table:table-cell>
        </table:table-row>
        <table:table-row>
          <table:table-cell table:style-name="Таблица1.A2" office:value-type="string">
            <text:p text:style-name="P1"><text:span text:style-name="T2">Given</text:span> </text:p>
          </table:table-cell>
          <table:table-cell table:style-name="Таблица1.B2" office:value-type="string">
            <text:p text:style-name="P4">Я на странице создания кандидата </text:p>
            <text:p text:style-name="P4">И в базе существует вакансия</text:p>
          </table:table-cell>
        </table:table-row>
        <text:soft-page-break/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выбираю в выпадающем списке <text:span text:style-name="T3">«Open vacancies» </text:span>существующую<text:span text:style-name="T3"> </text:span>вакансию для прикрепления данного кандидата</text:p>
            <text:p text:style-name="P3">И я нажимаю на кнопку <text:span text:style-name="T3">«Add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В списке вакансий для прикрепления данного кандидата отображается выбранная вакансия 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string">
            <text:p text:style-name="P2"><text:s/>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Vacancies applied for <text:s/>block: open vacancy</text:p>
          </table:table-cell>
        </table:table-row>
        <table:table-row>
          <table:table-cell table:style-name="Таблица3.A2" office:value-type="string">
            <text:p text:style-name="P1"><text:span text:style-name="T2">Given</text:span> </text:p>
          </table:table-cell>
          <table:table-cell table:style-name="Таблица3.B2" office:value-type="string">
            <text:p text:style-name="P4">Я на странице создания кандидата </text:p>
            <text:p text:style-name="P4">И в базе существует вакансия</text:p>
            <text:p text:style-name="P4">И в списке вакансий на прикрепление отображается данная вакансия 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нажимаю на название вакансии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3">Открывается страница профиля данной вакансии <text:span text:style-name="T3">(Vacancy profil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56S</meta:editing-duration>
    <meta:editing-cycles>7</meta:editing-cycles>
    <meta:generator>OpenOffice/4.1.2$Win32 OpenOffice.org_project/412m3$Build-9782</meta:generator>
    <dc:date>2016-04-06T16:22:42.85</dc:date>
    <dc:creator>Юлия Сидорук</dc:creator>
    <meta:document-statistic meta:table-count="3" meta:image-count="0" meta:object-count="0" meta:page-count="2" meta:paragraph-count="63" meta:word-count="388" meta:character-count="2397"/>
    <meta:user-defined meta:name="Info 1"/>
    <meta:user-defined meta:name="Info 2"/>
    <meta:user-defined meta:name="Info 3"/>
    <meta:user-defined meta:name="Info 4"/>
  </office:meta>
</office:document-meta>
</file>